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uskeysMidletBuilder.buil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HauskeysMidletBuilder.setHauskeysSrcFile( File hauskeys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setMidletName( String mid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getHauskeysD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setTmpDirectory( File tmp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getMid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getTmp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setHauskeysDstFile( File hauskeysD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getHotpInfoFile( File jar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uskeysMidletBuilder.getHot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getHauskeysSrc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uskeysMidletBuilder.setHotpInfo( String hotp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